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4cm" draw:marker-end-width="0.274cm" draw:fill="none" draw:fill-color="#808080" draw:textarea-horizontal-align="justify" draw:textarea-vertical-align="middle" draw:auto-grow-height="false" fo:padding-top="0.149cm" fo:padding-bottom="0.149cm" fo:padding-left="0.274cm" fo:padding-right="0.274cm"/>
    </style:style>
    <style:style style:name="gr2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ashed"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2cm" draw:marker-start="Arrow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05cm" draw:marker-start="Arrow" draw:marker-start-width="0.3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L403" draw:style-name="dp1" draw:master-page-name="Default">
        <office:forms form:automatic-focus="false" form:apply-design-mode="false"/>
        <draw:custom-shape draw:style-name="gr1" draw:text-style-name="P1" draw:id="id1" draw:layer="layout" svg:width="3.81cm" svg:height="2.54cm" svg:x="16.162cm" svg:y="7.72cm">
          <text:p text:style-name="P1">aeMB</text:p>
          <draw:enhanced-geometry svg:viewBox="0 0 21600 21600" draw:type="rectangle" draw:enhanced-path="M 0 0 L 21600 0 21600 21600 0 21600 0 0 Z N"/>
        </draw:custom-shape>
        <draw:custom-shape draw:style-name="gr2" draw:text-style-name="P1" draw:id="id4" draw:layer="layout" svg:width="4.445cm" svg:height="2.217cm" svg:x="16.145cm" svg:y="19.643cm">
          <draw:glue-point draw:id="4" svg:x="-3.57cm" svg:y="-5.09cm"/>
          <draw:glue-point draw:id="5" svg:x="3.572cm" svg:y="-5.09cm"/>
          <text:p text:style-name="P1">512 Mb</text:p>
          <text:p text:style-name="P1">DDR3 SD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7" draw:layer="layout" svg:width="3.81cm" svg:height="2.54cm" svg:x="16.162cm" svg:y="12.872cm">
          <draw:glue-point draw:id="4" svg:x="-1.666cm" svg:y="-5cm"/>
          <draw:glue-point draw:id="5" svg:x="1.666cm" svg:y="-5cm"/>
          <text:p text:style-name="P1">16 Kb</text:p>
          <text:p text:style-name="P1">BlockRA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48cm" svg:height="11.23cm" svg:x="11.825cm" svg:y="7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4.599cm" svg:height="1.012cm" svg:x="23.896cm" svg:y="7.65cm">
          <draw:text-box>
            <text:p>Virtex 6 FPGA</text:p>
          </draw:text-box>
        </draw:frame>
        <draw:custom-shape draw:style-name="gr5" draw:text-style-name="P1" draw:id="id2" draw:layer="layout" svg:width="3.81cm" svg:height="2.54cm" svg:x="12.065cm" svg:y="12.872cm">
          <draw:glue-point draw:id="4" svg:x="-3.333cm" svg:y="5cm"/>
          <draw:glue-point draw:id="5" svg:x="3.333cm" svg:y="5cm"/>
          <text:p text:style-name="P1">8 Kb</text:p>
          <text:p text:style-name="P1">instruction</text:p>
          <text:p text:style-name="P1">cache</text:p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4.445cm" svg:height="2.217cm" svg:x="23.92cm" svg:y="19.643cm">
          <text:p text:style-name="P1">16 Mb</text:p>
          <text:p text:style-name="P1">FLASH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6.162cm" svg:y1="8.99cm" svg:x2="13.97cm" svg:y2="12.872cm" draw:start-shape="id1" draw:start-glue-point="3" draw:end-shape="id2" draw:end-glue-point="0" svg:d="m16162 8990h-2192v3882">
          <text:p/>
        </draw:connector>
        <draw:connector draw:style-name="gr6" draw:text-style-name="P1" draw:layer="layout" draw:line-skew="1.458cm" svg:x1="19.972cm" svg:y1="8.99cm" svg:x2="20.005cm" svg:y2="16.897cm" draw:start-shape="id1" draw:start-glue-point="1" draw:end-shape="id3" draw:end-glue-point="1" svg:d="m19972 8990h2016v7907h-1983">
          <text:p/>
        </draw:connector>
        <draw:connector draw:style-name="gr7" draw:text-style-name="P1" draw:layer="layout" svg:x1="18.367cm" svg:y1="17.85cm" svg:x2="18.367cm" svg:y2="19.643cm" draw:start-shape="id3" draw:start-glue-point="2" draw:end-shape="id4" draw:end-glue-point="0" svg:d="m18367 17850v1793">
          <text:p/>
        </draw:connector>
        <draw:custom-shape draw:style-name="gr2" draw:text-style-name="P1" draw:layer="layout" svg:width="3.275cm" svg:height="1.905cm" svg:x="16.43cm" svg:y="10.56cm">
          <text:p text:style-name="P1">Bus</text:p>
          <text:p text:style-name="P1">Sniffer</text:p>
          <draw:enhanced-geometry svg:viewBox="0 0 21600 21600" draw:type="rectangle" draw:enhanced-path="M 0 0 L 21600 0 21600 21600 0 21600 0 0 Z N"/>
        </draw:custom-shape>
        <draw:custom-shape draw:style-name="gr2" draw:text-style-name="P1" draw:id="id5" draw:layer="layout" svg:width="3.275cm" svg:height="1.905cm" svg:x="24.505cm" svg:y="9.89cm">
          <text:p text:style-name="P1">FLASH</text:p>
          <text:p text:style-name="P1">controller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-0.283cm" svg:x1="19.972cm" svg:y1="8.99cm" svg:x2="24.505cm" svg:y2="10.842cm" draw:start-shape="id1" draw:start-glue-point="1" draw:end-shape="id5" draw:end-glue-point="3" svg:d="m19972 8990h1983v1852h2550">
          <text:p/>
        </draw:connector>
        <draw:connector draw:style-name="gr7" draw:text-style-name="P1" draw:layer="layout" svg:x1="26.142cm" svg:y1="11.795cm" svg:x2="26.142cm" svg:y2="19.643cm" draw:start-shape="id5" draw:start-glue-point="2" draw:end-shape="id6" draw:end-glue-point="0" svg:d="m26142 11795v7848">
          <text:p/>
        </draw:connector>
        <draw:frame draw:style-name="gr4" draw:layer="layout" svg:width="1.754cm" svg:height="1.012cm" svg:x="13.951cm" svg:y="7.708cm">
          <draw:text-box>
            <text:p>IWB</text:p>
          </draw:text-box>
        </draw:frame>
        <draw:frame draw:style-name="gr4" draw:layer="layout" svg:width="2.034cm" svg:height="1.012cm" svg:x="20.25cm" svg:y="7.708cm">
          <draw:text-box>
            <text:p>DWB</text:p>
          </draw:text-box>
        </draw:frame>
        <draw:line draw:style-name="gr8" draw:text-style-name="P1" draw:layer="layout" svg:x1="14.27cm" svg:y1="11.53cm" svg:x2="16.38cm" svg:y2="11.53cm">
          <text:p/>
        </draw:line>
        <draw:line draw:style-name="gr8" draw:text-style-name="P1" draw:layer="layout" svg:x1="19.77cm" svg:y1="11.53cm" svg:x2="21.88cm" svg:y2="11.53cm">
          <text:p/>
        </draw:line>
        <draw:custom-shape draw:style-name="gr2" draw:text-style-name="P1" draw:id="id3" draw:layer="layout" svg:width="3.275cm" svg:height="1.905cm" svg:x="16.73cm" svg:y="15.945cm">
          <text:p text:style-name="P1">DDR</text:p>
          <text:p text:style-name="P1">controller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.97cm" svg:y1="15.412cm" svg:x2="16.73cm" svg:y2="16.897cm" draw:start-shape="id2" draw:start-glue-point="2" draw:end-shape="id3" draw:end-glue-point="3" svg:d="m13970 15412v1485h2760">
          <text:p/>
        </draw:connector>
        <draw:connector draw:style-name="gr6" draw:text-style-name="P1" draw:layer="layout" draw:line-skew="1.457cm" svg:x1="19.972cm" svg:y1="8.99cm" svg:x2="19.972cm" svg:y2="14.142cm" draw:start-shape="id1" draw:start-glue-point="1" draw:end-shape="id7" draw:end-glue-point="1" svg:d="m19972 8990h1983v5152h-19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739cm" fo:page-height="31.5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initial-creator>Tiago Muck</meta:initial-creator>
    <meta:creation-date>2009-06-18T14:53:42</meta:creation-date>
    <dc:date>2011-10-20T14:41:36</dc:date>
    <meta:editing-cycles>183</meta:editing-cycles>
    <meta:editing-duration>PT169H38M49S</meta:editing-duration>
    <dc:creator>Tiago Mück</dc:creator>
    <meta:document-statistic meta:object-count="21"/>
    <meta:user-defined meta:name="Info 1"/>
    <meta:user-defined meta:name="Info 2"/>
    <meta:user-defined meta:name="Info 3"/>
    <meta:user-defined meta:name="Info 4"/>
  </office:meta>
</office:document-meta>
</file>